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7ccb" officeooo:paragraph-rsid="001c7ccb"/>
    </style:style>
    <style:style style:name="P2" style:family="paragraph" style:parent-style-name="Standard" style:list-style-name="L1">
      <style:text-properties officeooo:rsid="001c7ccb" officeooo:paragraph-rsid="001c7ccb"/>
    </style:style>
    <style:style style:name="P3" style:family="paragraph" style:parent-style-name="Standard" style:list-style-name="L2">
      <style:text-properties officeooo:rsid="001c7ccb" officeooo:paragraph-rsid="001c7ccb"/>
    </style:style>
    <style:style style:name="P4" style:family="paragraph" style:parent-style-name="Standard" style:list-style-name="L3">
      <style:text-properties officeooo:rsid="001c7ccb" officeooo:paragraph-rsid="001c7ccb"/>
    </style:style>
    <style:style style:name="P5" style:family="paragraph" style:parent-style-name="Standard" style:list-style-name="L3">
      <style:text-properties fo:font-weight="bold" officeooo:rsid="001c7ccb" officeooo:paragraph-rsid="001c7ccb" style:font-weight-asian="bold" style:font-weight-complex="bold"/>
    </style:style>
    <style:style style:name="P6" style:family="paragraph" style:parent-style-name="Standard">
      <style:text-properties fo:font-weight="bold" officeooo:rsid="001c7ccb" officeooo:paragraph-rsid="001c7ccb" style:font-weight-asian="bold" style:font-weight-complex="bold"/>
    </style:style>
    <style:style style:name="P7" style:family="paragraph" style:parent-style-name="Standard">
      <style:text-properties fo:font-weight="normal" officeooo:rsid="001c7ccb" officeooo:paragraph-rsid="001c7ccb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1c7ccb" officeooo:paragraph-rsid="001c7ccb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L : Les leçons</text:p>
      <text:p text:style-name="P1"/>
      <text:p text:style-name="P1">- tu tires 2 leçons (pas au hasard) !</text:p>
      <text:p text:style-name="P1"/>
      <text:p text:style-name="P1">- 4h de préparation</text:p>
      <text:p text:style-name="P1">- 1h de présentation</text:p>
      <text:list xml:id="list1308458283" text:style-name="L1">
        <text:list-item>
          <text:p text:style-name="P2">10min de présentation du pla,</text:p>
        </text:list-item>
        <text:list-item>
          <text:p text:style-name="P2">20min de développement</text:p>
        </text:list-item>
        <text:list-item>
          <text:p text:style-name="P2">30min de questions</text:p>
        </text:list-item>
      </text:list>
      <text:p text:style-name="P1"/>
      <text:p text:style-name="P1"/>
      <text:p text:style-name="P1">présentation du plan</text:p>
      <text:list xml:id="list3889731762" text:style-name="L2">
        <text:list-item>
          <text:p text:style-name="P3">donner le contexte et la motivation de la leçon</text:p>
        </text:list-item>
        <text:list-item>
          <text:p text:style-name="P3">quels choix pédagogiques (pq parler de ceci, plutot que de cela)</text:p>
        </text:list-item>
      </text:list>
      <text:p text:style-name="P1"/>
      <text:p text:style-name="P1">développement</text:p>
      <text:list xml:id="list3761523207" text:style-name="L3">
        <text:list-item>
          <text:p text:style-name="P4">Présentation en détail d'un exemple, d'une preuve d'algo, une implémentation...</text:p>
        </text:list-item>
        <text:list-item>
          <text:p text:style-name="P4">doit être pertinent pour la leçon</text:p>
        </text:list-item>
        <text:list-item>
          <text:p text:style-name="P4">utiliser le tableau, faire des schémas etc.</text:p>
        </text:list-item>
        <text:list-item>
          <text:p text:style-name="P5">ne PAS effacer le tableau!!!!!</text:p>
        </text:list-item>
      </text:list>
      <text:p text:style-name="P6"/>
      <text:p text:style-name="P7">Questions : </text:p>
      <text:list xml:id="list2109703214" text:style-name="L4">
        <text:list-item>
          <text:p text:style-name="P8">Attention y'en a bcp</text:p>
        </text:list-item>
        <text:list-item>
          <text:p text:style-name="P8">4 temsp de question :</text:p>
          <text:list>
            <text:list-item>
              <text:p text:style-name="P8">questions sur le developpement</text:p>
            </text:list-item>
            <text:list-item>
              <text:p text:style-name="P8">sur le plan</text:p>
            </text:list-item>
            <text:list-item>
              <text:p text:style-name="P8">sur d'autres aspects pas présentés</text:p>
            </text:list-item>
            <text:list-item>
              <text:p text:style-name="P8">sur la pédagogie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09:36:27.743288630</meta:creation-date>
    <dc:date>2024-09-18T14:11:46.138663217</dc:date>
    <meta:editing-duration>PT4H15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25" meta:character-count="650" meta:non-whitespace-character-count="561"/>
  </office:meta>
</office:document-meta>
</file>